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12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string" table:style-name="ce12">
            <text:p>Разобраться с <text:s/>синхронизацией с COM Server (Dispatcher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12">
            <text:p>Разобраться с производительностью Архива (возможно перейти на ADO.NET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12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12">
            <text:p>Переделать TreeListView на использование DataGri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8" table:style-name="ce5">
            <text:p>108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1"/>
          <table:table-cell table:number-columns-repeated="16382"/>
        </table:table-row>
        <table:table-row table:number-rows-repeated="1048459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18T20:55:21Z</dc:date>
    <meta:editing-cycles>1</meta:editing-cycles>
    <meta:editing-duration>PT53S</meta:editing-duration>
  </office:meta>
</office:document-meta>
</file>